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2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3.2854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6.8299in" fo:break-before="auto" style:use-optimal-row-height="true"/>
    </style:style>
    <style:style style:name="ro16" style:family="table-row">
      <style:table-row-properties style:row-height="0.1917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4.</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Bestandsformaten</text:p>
          </table:table-cell>
          <table:table-cell table:number-columns-repeated="1023"/>
        </table:table-row>
        <table:table-row table:style-name="ro5">
          <table:table-cell office:value-type="string" calcext:value-type="string">
            <text:p><text:span text:style-name="T1">Dit tabblad geeft </text:span><text:span text:style-name="T2">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6">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5"/>
          <table:table-cell table:number-columns-repeated="1022"/>
        </table:table-row>
        <table:table-row table:style-name="ro7">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8">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9">
          <table:table-cell table:style-name="ce3" office:value-type="string" calcext:value-type="string">
            <text:p><text:span text:style-name="T3">Versie 1.4:</text:span></text:p>
            <text:p><text:span text:style-name="T3">– Toevoeging van ‘</text:span><text:span text:style-name="T4">Toegankelijke ov-halte’-attribuut.</text:span></text:p>
            <text:p><text:span text:style-name="T5">– Toevoeging van ‘Extra toegankelijkheidsinformatie’-attribuut.</text:span></text:p>
            <text:p><text:span text:style-name="T3">– ‘schrijftolk’ toegevoegd aan de voorbeelden van het ‘Auditieve hulpmiddelen’-attribuut.</text:span></text:p>
            <text:p><text:span text:style-name="T3">– ‘leesloep’ verwijderd uit de voorbeelden van het ‘Visuele hulpmiddelen’-attribuut.</text:span></text:p>
            <text:p><text:span text:style-name="T3">– ‘soundbox’ en ‘geleidelijnen’ toegevoegd aan de voorbeelden van het ‘Visuele hulpmiddelen’-attribuut.</text:span></text:p>
            <text:p><text:span text:style-name="T3">– Aan de beschrijvingen van ‘Extra adresinformatie’-, ‘Auditieve hulpmiddelen‘- en ‘Visuele hulpmiddelen’-attributen toegevoegd dat het veld leeg gelaten moet worden als het antwoord ‘nee’ is.</text:span></text:p>
            <text:p><text:span text:style-name="T3">– Aanpassen van ‘Europees Parlementsverkiezingen’ naar ‘Europese Parlementsverkiezing’.</text:span></text:p>
            <text:p><text:span text:style-name="T3">– ‘Openingstijden’-attribuut vervangen door ‘Openingstijd’- en ‘Sluitingstijd’-attributen.</text:span></text:p>
            <text:p><text:span text:style-name="T3">– ‘Bestandsformaten’-tabblad toegevoegd met informatie over het opslaan van data volgens deze standaard in CSV-, spreadsheet- en JSON-bestandsformaten.</text:span></text:p>
            <text:p><text:span text:style-name="T3">– Mobiele stembureaus die niet in de buurt van een gebouw staan mogen ook </text:span><text:span text:style-name="T4">'0000000000000000' (zestien keer het getal '0') invullen bij het ‘BAG Nummeraanduiding ID’-attribuut.</text:span></text:p>
            <text:p><text:span text:style-name="T3">– Opmerking toegevoegd dat stembureaus die op meerdere dagen open zijn voor elke dag een ander stembureau nummer moeten hebben en dus apart moeten worden ingevoerd.</text:span></text:p>
            <text:p><text:span text:style-name="T3">– Toevoeging van ‘Type stembureau’-attribuut.</text:span></text:p>
            <text:p><text:span text:style-name="T3">– Opmerking toegevoegd aan ‘Bag Nummeraanduiding ID’-attribuut over de benodigde opmaak van de cel.</text:span></text:p>
            <text:p><text:span text:style-name="T3">– Informatie over stembureaus met beperkte toegang weggehaald uit ‘Extra adresaanduiding’-attribuut aangezien dit niet meer van toepassing is.</text:span></text:p>
            <text:p><text:span text:style-name="T1">– URL van CBS-tabel met gemeentenamen en -codes aangepast naar de 2023 versie.</text:span></text:p>
          </table:table-cell>
          <table:table-cell table:number-columns-repeated="1023"/>
        </table:table-row>
        <table:table-row table:style-name="ro1" table:number-rows-repeated="1048553">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1"/>
        <table:table-column table:style-name="co5" table:default-cell-style-name="ce11"/>
        <table:table-column table:style-name="co6" table:default-cell-style-name="ce16"/>
        <table:table-column table:style-name="co7" table:default-cell-style-name="ce16"/>
        <table:table-column table:style-name="co8" table:default-cell-style-name="ce11"/>
        <table:table-column table:style-name="co9" table:default-cell-style-name="ce11"/>
        <table:table-column table:style-name="co3" table:default-cell-style-name="ce11"/>
        <table:table-column table:style-name="co3" table:default-cell-style-name="ce16"/>
        <table:table-column table:style-name="co3" table:number-columns-repeated="2" table:default-cell-style-name="ce11"/>
        <table:table-column table:style-name="co10" table:number-columns-repeated="1014" table:default-cell-style-name="ce11"/>
        <table:table-row table:style-name="ro1">
          <table:table-cell table:style-name="ce6" office:value-type="string" calcext:value-type="string">
            <text:p>Attributen</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12" office:value-type="string" calcext:value-type="string">
            <text:p>Format</text:p>
          </table:table-cell>
          <table:table-cell table:style-name="ce6" office:value-type="string" calcext:value-type="string">
            <text:p>Voorbeeld</text:p>
          </table:table-cell>
          <table:table-cell table:style-name="ce28"/>
          <table:table-cell table:style-name="ce34" table:number-columns-repeated="10"/>
          <table:table-cell table:style-name="ce37" table:number-columns-repeated="989"/>
          <table:table-cell table:number-columns-repeated="19"/>
        </table:table-row>
        <table:table-row table:style-name="ro4">
          <table:table-cell table:style-name="ce7" office:value-type="string" calcext:value-type="string">
            <text:p>Gemeente</text:p>
          </table:table-cell>
          <table:table-cell table:style-name="ce13" office:value-type="string" calcext:value-type="string">
            <text:p>nee</text:p>
          </table:table-cell>
          <table:table-cell table:style-name="ce10" office:value-type="string" calcext:value-type="string">
            <text:p>CBS gemeentenaam, zie https://opendata.cbs.nl/statline/#/CBS/nl/dataset/85067NED/table?dl=B165 of gebruik Bonaire, Sint Eustatius of Saba.</text:p>
          </table:table-cell>
          <table:table-cell table:style-name="ce13" office:value-type="string" calcext:value-type="string">
            <text:p>tekst</text:p>
          </table:table-cell>
          <table:table-cell table:style-name="ce17"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CBS gemeentecode</text:p>
          </table:table-cell>
          <table:table-cell table:style-name="ce13" office:value-type="string" calcext:value-type="string">
            <text:p>ja</text:p>
          </table:table-cell>
          <table:table-cell table:style-name="ce10" office:value-type="string" calcext:value-type="string">
            <text:p>CBS gemeentecode bestaande uit 6 karakters, zie https://opendata.cbs.nl/statline/#/CBS/nl/dataset/85067NED/table?dl=B165 of gebruik GM9001 voor Bonaire, GM9002 voor Sint Eustatius of GM9003 voor Saba. Deze methode wordt gehanteerd totdat TOOI operationeel is voor verwijzing.</text:p>
          </table:table-cell>
          <table:table-cell table:style-name="ce13" office:value-type="string" calcext:value-type="string">
            <text:p>GM&lt;4 cijfers&gt;</text:p>
          </table:table-cell>
          <table:table-cell table:style-name="ce18" office:value-type="string" calcext:value-type="string">
            <text:p>GM0518</text:p>
          </table:table-cell>
          <table:table-cell/>
          <table:table-cell table:style-name="ce28" table:number-columns-repeated="10"/>
          <table:table-cell table:style-name="ce4" table:number-columns-repeated="2"/>
          <table:table-cell table:number-columns-repeated="1006"/>
        </table:table-row>
        <table:table-row table:style-name="ro10">
          <table:table-cell table:style-name="ce8" office:value-type="string" calcext:value-type="string">
            <text:p>Nummer stembureau</text:p>
          </table:table-cell>
          <table:table-cell table:style-name="ce13" office:value-type="string" calcext:value-type="string">
            <text:p>ja</text:p>
          </table:table-cell>
          <table:table-cell table:style-name="ce10"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3" office:value-type="string" calcext:value-type="string">
            <text:p>cijfers</text:p>
          </table:table-cell>
          <table:table-cell table:style-name="ce17" office:value-type="float" office:value="517" calcext:value-type="float">
            <text:p>517</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Naam stembureau</text:p>
          </table:table-cell>
          <table:table-cell table:style-name="ce13" office:value-type="string" calcext:value-type="string">
            <text:p>ja</text:p>
          </table:table-cell>
          <table:table-cell table:style-name="ce14"/>
          <table:table-cell table:style-name="ce13" office:value-type="string" calcext:value-type="string">
            <text:p>tekst</text:p>
          </table:table-cell>
          <table:table-cell table:style-name="ce17" office:value-type="string" calcext:value-type="string">
            <text:p>Stadhuis</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7" office:value-type="string" calcext:value-type="string">
            <text:p>Type stembureau</text:p>
          </table:table-cell>
          <table:table-cell table:style-name="ce14" office:value-type="string" calcext:value-type="string">
            <text:p>ja</text:p>
          </table:table-cell>
          <table:table-cell table:style-name="ce2" office:value-type="string" calcext:value-type="string">
            <text:p>Kies ‘regulier’ als dit een normaal stembureau betreft. Kies ‘bijzonder’ als het stembureau afwijkende openingstijden heeft. Kies ‘mobiel’ als het stembureau meerdere locaties heeft.</text:p>
          </table:table-cell>
          <table:table-cell table:style-name="ce14" office:value-type="string" calcext:value-type="string">
            <text:p>keuze uit 'regulier', ‘bijzonder’ en ‘mobiel’</text:p>
          </table:table-cell>
          <table:table-cell table:style-name="ce17" office:value-type="string" calcext:value-type="string">
            <text:p>regulier</text:p>
          </table:table-cell>
          <table:table-cell table:style-name="ce30"/>
          <table:table-cell table:style-name="ce35" table:number-columns-repeated="12"/>
          <table:table-cell table:style-name="ce38" table:number-columns-repeated="987"/>
          <table:table-cell table:number-columns-repeated="19"/>
        </table:table-row>
        <table:table-row table:style-name="ro3">
          <table:table-cell table:style-name="ce8" office:value-type="string" calcext:value-type="string">
            <text:p>Gebruiksdoel van het gebouw</text:p>
          </table:table-cell>
          <table:table-cell table:style-name="ce13" office:value-type="string" calcext:value-type="string">
            <text:p>ja</text:p>
          </table:table-cell>
          <table:table-cell table:style-name="ce10"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4" office:value-type="string" calcext:value-type="string">
            <text:p>keuze uit: 'Wonen', 'Bijeenkomst', 'Winkel', 'Gezondheidszorg', 'Kantoor', 'Logies', 'Industrie', 'Onderwijs', 'Sport', 'Overig', 'Cel'</text:p>
          </table:table-cell>
          <table:table-cell table:style-name="ce19" office:value-type="string" calcext:value-type="string">
            <text:p>Kantoor</text:p>
          </table:table-cell>
          <table:table-cell table:style-name="ce29"/>
          <table:table-cell table:style-name="ce28" table:number-columns-repeated="10"/>
          <table:table-cell table:style-name="ce4" table:number-columns-repeated="2"/>
          <table:table-cell table:number-columns-repeated="1006"/>
        </table:table-row>
        <table:table-row table:style-name="ro5">
          <table:table-cell table:style-name="ce8" office:value-type="string" calcext:value-type="string">
            <text:p>Website locatie</text:p>
          </table:table-cell>
          <table:table-cell table:style-name="ce13" office:value-type="string" calcext:value-type="string">
            <text:p>nee</text:p>
          </table:table-cell>
          <table:table-cell table:style-name="ce10" office:value-type="string" calcext:value-type="string">
            <text:p>Website van de locatie van het stembureau, indien aanwezig; Een URL moet met 'http://' of 'https://' beginnen.</text:p>
          </table:table-cell>
          <table:table-cell table:style-name="ce13" office:value-type="string" calcext:value-type="string">
            <text:p>URL</text:p>
          </table:table-cell>
          <table:table-cell table:style-name="ce19" office:value-type="string" calcext:value-type="string">
            <text:p>https://www.denhaag.nl/nl/bestuur-en-organisatie/contact-met-de-gemeente/stadhuis-den-haag.htm</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Wijknaam</text:p>
          </table:table-cell>
          <table:table-cell table:style-name="ce13" office:value-type="string" calcext:value-type="string">
            <text:p>nee</text:p>
          </table:table-cell>
          <table:table-cell table:style-name="ce13" table:number-columns-repeated="2"/>
          <table:table-cell table:style-name="ce20" office:value-type="string" calcext:value-type="string">
            <text:p>Centrum</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Wijk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WK051828</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Buurtnaam</text:p>
          </table:table-cell>
          <table:table-cell table:style-name="ce13" office:value-type="string" calcext:value-type="string">
            <text:p>nee</text:p>
          </table:table-cell>
          <table:table-cell table:style-name="ce13" table:number-columns-repeated="2"/>
          <table:table-cell table:style-name="ce20" office:value-type="string" calcext:value-type="string">
            <text:p>Kortenbos</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Buurt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BU05182811</text:p>
          </table:table-cell>
          <table:table-cell table:style-name="ce31"/>
          <table:table-cell table:style-name="ce28" table:number-columns-repeated="10"/>
          <table:table-cell table:style-name="ce4" table:number-columns-repeated="2"/>
          <table:table-cell table:number-columns-repeated="1006"/>
        </table:table-row>
        <table:table-row table:style-name="ro6">
          <table:table-cell table:style-name="ce8" office:value-type="string" calcext:value-type="string">
            <text:p>BAG Nummeraanduiding ID</text:p>
          </table:table-cell>
          <table:table-cell table:style-name="ce13" office:value-type="string" calcext:value-type="string">
            <text:p>ja</text:p>
          </table:table-cell>
          <table:table-cell table:style-name="ce10"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4" office:value-type="string" calcext:value-type="string">
            <text:p>cijfers</text:p>
          </table:table-cell>
          <table:table-cell table:style-name="ce21" office:value-type="string" calcext:value-type="string">
            <text:p>0518200000747446</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Straatnaam</text:p>
          </table:table-cell>
          <table:table-cell table:style-name="ce13" office:value-type="string" calcext:value-type="string">
            <text:p>nee</text:p>
          </table:table-cell>
          <table:table-cell table:style-name="ce14"/>
          <table:table-cell table:style-name="ce13"/>
          <table:table-cell table:style-name="ce19" office:value-type="string" calcext:value-type="string">
            <text:p>Spui</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ext:p>
          </table:table-cell>
          <table:table-cell table:style-name="ce13" office:value-type="string" calcext:value-type="string">
            <text:p>nee</text:p>
          </table:table-cell>
          <table:table-cell table:style-name="ce14"/>
          <table:table-cell table:style-name="ce13"/>
          <table:table-cell table:style-name="ce19" office:value-type="float" office:value="70" calcext:value-type="float">
            <text:p>70</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letter</text:p>
          </table:table-cell>
          <table:table-cell table:style-name="ce13" office:value-type="string" calcext:value-type="string">
            <text:p>nee</text:p>
          </table:table-cell>
          <table:table-cell table:style-name="ce14"/>
          <table:table-cell table:style-name="ce13"/>
          <table:table-cell table:style-name="ce19" table:number-columns-repeated="2"/>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oevoeging</text:p>
          </table:table-cell>
          <table:table-cell table:style-name="ce13" office:value-type="string" calcext:value-type="string">
            <text:p>nee</text:p>
          </table:table-cell>
          <table:table-cell table:style-name="ce14"/>
          <table:table-cell table:style-name="ce13"/>
          <table:table-cell table:style-name="ce19"/>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ostcode</text:p>
          </table:table-cell>
          <table:table-cell table:style-name="ce13" office:value-type="string" calcext:value-type="string">
            <text:p>nee</text:p>
          </table:table-cell>
          <table:table-cell table:style-name="ce14"/>
          <table:table-cell table:style-name="ce10" office:value-type="string" calcext:value-type="string">
            <text:p>4 cijfers, spatie, 2 letters</text:p>
          </table:table-cell>
          <table:table-cell table:style-name="ce19" office:value-type="string" calcext:value-type="string">
            <text:p>2511 BT</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laats</text:p>
          </table:table-cell>
          <table:table-cell table:style-name="ce13" office:value-type="string" calcext:value-type="string">
            <text:p>nee</text:p>
          </table:table-cell>
          <table:table-cell table:style-name="ce14"/>
          <table:table-cell table:style-name="ce13"/>
          <table:table-cell table:style-name="ce19" office:value-type="string" calcext:value-type="string">
            <text:p>Den Haag</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8" office:value-type="string" calcext:value-type="string">
            <text:p>Extra adresaanduiding</text:p>
          </table:table-cell>
          <table:table-cell table:style-name="ce14" office:value-type="string" calcext:value-type="string">
            <text:p>ja, als er '0000000000000000' is ingevuld bij 'BAG Nummeraanduiding ID'</text:p>
          </table:table-cell>
          <table:table-cell table:style-name="ce14"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4" office:value-type="string" calcext:value-type="string">
            <text:p>tekst; als er geen extra informatie is, laat dit veld dan leeg (‘nee’ e.d. worden automatisch verwijderd)</text:p>
          </table:table-cell>
          <table:table-cell table:style-name="ce22" office:value-type="string" calcext:value-type="string">
            <text:p>Ingang aan achterkant gebouw</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X</text:p>
          </table:table-cell>
          <table:table-cell table:style-name="ce13" office:value-type="string" calcext:value-type="string">
            <text:p>nee</text:p>
          </table:table-cell>
          <table:table-cell table:style-name="ce10" office:value-type="string" calcext:value-type="string">
            <text:p>Rijksdriehoekscoördinaat x (minimaal in meters, decimalen ook toegestaan).</text:p>
          </table:table-cell>
          <table:table-cell table:style-name="ce14" office:value-type="string" calcext:value-type="string">
            <text:p>getal tussen 0 en 300000</text:p>
          </table:table-cell>
          <table:table-cell table:style-name="ce19" office:value-type="float" office:value="81611" calcext:value-type="float">
            <text:p>81611</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Y</text:p>
          </table:table-cell>
          <table:table-cell table:style-name="ce13" office:value-type="string" calcext:value-type="string">
            <text:p>nee</text:p>
          </table:table-cell>
          <table:table-cell table:style-name="ce10" office:value-type="string" calcext:value-type="string">
            <text:p>Rijksdriehoekscoördinaat y (minimaal in meters, decimalen ook toegestaan).</text:p>
          </table:table-cell>
          <table:table-cell table:style-name="ce14" office:value-type="string" calcext:value-type="string">
            <text:p>getal tussen 300000 en 620000</text:p>
          </table:table-cell>
          <table:table-cell table:style-name="ce19" office:value-type="float" office:value="454909" calcext:value-type="float">
            <text:p>454909</text:p>
          </table:table-cell>
          <table:table-cell table:style-name="ce19"/>
          <table:table-cell table:style-name="ce28" table:number-columns-repeated="10"/>
          <table:table-cell table:style-name="ce4" table:number-columns-repeated="2"/>
          <table:table-cell table:number-columns-repeated="1006"/>
        </table:table-row>
        <table:table-row table:style-name="ro11">
          <table:table-cell table:style-name="ce8" office:value-type="string" calcext:value-type="string">
            <text:p>Lat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52.0775912" calcext:value-type="float">
            <text:p>52.0775912</text:p>
          </table:table-cell>
          <table:table-cell table:style-name="ce5" table:number-columns-repeated="5"/>
          <table:table-cell table:style-name="ce28" table:number-columns-repeated="6"/>
          <table:table-cell table:style-name="ce4" table:number-columns-repeated="2"/>
          <table:table-cell table:number-columns-repeated="1006"/>
        </table:table-row>
        <table:table-row table:style-name="ro11">
          <table:table-cell table:style-name="ce8" office:value-type="string" calcext:value-type="string">
            <text:p>Long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4.3166395" calcext:value-type="float">
            <text:p>4.3166395</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Open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 of een stembureau dat ‘s middags even dicht is. In zulke gevallen moeten voor alle openingstijden alle attributen apart ingevuld worden.</text:p>
          </table:table-cell>
          <table:table-cell table:style-name="ce14" office:value-type="string" calcext:value-type="string">
            <text:p>YYYY-MM-DDTHH:MM:SS</text:p>
          </table:table-cell>
          <table:table-cell table:style-name="ce23" office:value-type="string" calcext:value-type="string">
            <text:p>2023-03-15T07:30:00</text:p>
          </table:table-cell>
          <table:table-cell table:style-name="ce32"/>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Sluit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 of een stembureau dat ‘s middags even dicht is. In zulke gevallen moeten voor alle openingstijden alle attributen apart ingevuld worden.</text:p>
          </table:table-cell>
          <table:table-cell table:style-name="ce14" office:value-type="string" calcext:value-type="string">
            <text:p>YYYY-MM-DDTHH:MM:SS</text:p>
          </table:table-cell>
          <table:table-cell table:style-name="ce23" office:value-type="string" calcext:value-type="string">
            <text:p>2023-03-15T21:00:00</text:p>
          </table:table-cell>
          <table:table-cell table:style-name="ce32"/>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Toegankelijk voor mensen met een lichamelijke beperking</text:p>
          </table:table-cell>
          <table:table-cell table:style-name="ce13" office:value-type="string" calcext:value-type="string">
            <text:p>ja</text:p>
          </table:table-cell>
          <table:table-cell table:style-name="ce10" office:value-type="string" calcext:value-type="string">
            <text:p>Is het stembureau toegankelijk voor mensen met een lichamelijke beperking?</text:p>
            <text:p>Voor meer informatie, zie:</text:p>
            <text:p>https://www.rijksoverheid.nl/onderwerpen/verkiezingen/verkiezingentoolkit/toegankelijkheid-verkiezingen</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5">
          <table:table-cell table:style-name="ce7" office:value-type="string" calcext:value-type="string">
            <text:p>Toegankelijke ov-halte</text:p>
          </table:table-cell>
          <table:table-cell table:style-name="ce13" office:value-type="string" calcext:value-type="string">
            <text:p>nee</text:p>
          </table:table-cell>
          <table:table-cell table:style-name="ce10" office:value-type="string" calcext:value-type="string">
            <text:p>Is er een toegankelijke ov-halte in de buurt? Beschrijf hoe ver deze van het stembureau ligt en hoe deze toegankelijk is.</text:p>
          </table:table-cell>
          <table:table-cell table:style-name="ce14" office:value-type="string" calcext:value-type="string">
            <text:p>tekst; als er geen toegankelijke ov-halte is, laat dit veld dan leeg (‘nee’ e.d. worden automatisch verwijderd)</text:p>
          </table:table-cell>
          <table:table-cell table:style-name="ce19" office:value-type="string" calcext:value-type="string">
            <text:p>binnen 100 meter, rolstoeltoegankelijk, geleidelijnen</text:p>
          </table:table-cell>
          <table:table-cell table:number-columns-repeated="2"/>
          <table:table-cell table:style-name="ce28" table:number-columns-repeated="9"/>
          <table:table-cell table:style-name="ce4" table:number-columns-repeated="2"/>
          <table:table-cell table:number-columns-repeated="1006"/>
        </table:table-row>
        <table:table-row table:style-name="ro5">
          <table:table-cell table:style-name="ce8" office:value-type="string" calcext:value-type="string">
            <text:p>Akoestiek</text:p>
          </table:table-cell>
          <table:table-cell table:style-name="ce13" office:value-type="string" calcext:value-type="string">
            <text:p>nee</text:p>
          </table:table-cell>
          <table:table-cell table:style-name="ce14" office:value-type="string" calcext:value-type="string">
            <text:p>Is de akoestiek van het stembureau geschikt voor slechthorenden?</text:p>
            <text:p>Voor meer informatie, zie: https://bk.nijsnet.com/04040_Slechthorenden.aspx</text:p>
          </table:table-cell>
          <table:table-cell table:style-name="ce13" office:value-type="string" calcext:value-type="string">
            <text:p>ja of nee</text:p>
          </table:table-cell>
          <table:table-cell table:style-name="ce19" office:value-type="string" calcext:value-type="string">
            <text:p>nee</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5">
          <table:table-cell table:style-name="ce8" office:value-type="string" calcext:value-type="string">
            <text:p>Auditieve hulpmiddelen</text:p>
          </table:table-cell>
          <table:table-cell table:style-name="ce13" office:value-type="string" calcext:value-type="string">
            <text:p>nee</text:p>
          </table:table-cell>
          <table:table-cell table:style-name="ce14" office:value-type="string" calcext:value-type="string">
            <text:p>Welke auditieve hulpmiddelen voor slechthorende en doven zijn aanwezig? Dit is een vrij tekstveld.</text:p>
          </table:table-cell>
          <table:table-cell table:style-name="ce14" office:value-type="string" calcext:value-type="string">
            <text:p>tekst; als er geen hulpmiddelen zijn, laat dit veld dan leeg (‘nee’ e.d. worden automatisch verwijderd).</text:p>
          </table:table-cell>
          <table:table-cell table:style-name="ce19" office:value-type="string" calcext:value-type="string">
            <text:p>gebarentolk, schrijftolk</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5">
          <table:table-cell table:style-name="ce8" office:value-type="string" calcext:value-type="string">
            <text:p>Visuele hulpmiddelen</text:p>
          </table:table-cell>
          <table:table-cell table:style-name="ce13" office:value-type="string" calcext:value-type="string">
            <text:p>nee</text:p>
          </table:table-cell>
          <table:table-cell table:style-name="ce10" office:value-type="string" calcext:value-type="string">
            <text:p>Welke visuele hulpmiddelen voor blinden en slechtzienden zijn aanwezig? Dit is een vrij tekstveld.</text:p>
          </table:table-cell>
          <table:table-cell table:style-name="ce14" office:value-type="string" calcext:value-type="string">
            <text:p>tekst; als er geen hulpmiddelen zijn, laat dit veld dan leeg (‘nee’ e.d. worden automatisch verwijderd). NB: een leesloep is verplicht op elk stembureau en moet hier dus niet vermeld worden.</text:p>
          </table:table-cell>
          <table:table-cell table:style-name="ce19" office:value-type="string" calcext:value-type="string">
            <text:p>stemmal, soundbox, vrijwilliger/host aanwezig, geleidelijnen</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Gehandicaptentoilet</text:p>
          </table:table-cell>
          <table:table-cell table:style-name="ce13" office:value-type="string" calcext:value-type="string">
            <text:p>nee</text:p>
          </table:table-cell>
          <table:table-cell table:style-name="ce14" office:value-type="string" calcext:value-type="string">
            <text:p>Is er een gehandicaptentoilet aanwezig? </text:p>
          </table:table-cell>
          <table:table-cell table:style-name="ce13" office:value-type="string" calcext:value-type="string">
            <text:p>ja of nee</text:p>
          </table:table-cell>
          <table:table-cell table:style-name="ce19" office:value-type="string" calcext:value-type="string">
            <text:p>ja</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4">
          <table:table-cell table:style-name="ce8" office:value-type="string" calcext:value-type="string">
            <text:p>Extra toegankelijkheidsinformatie</text:p>
          </table:table-cell>
          <table:table-cell table:style-name="ce13" office:value-type="string" calcext:value-type="string">
            <text:p>nee</text:p>
          </table:table-cell>
          <table:table-cell table:style-name="ce14" office:value-type="string" calcext:value-type="string">
            <text:p>Eventuele extra informatie over de toegankelijkheid van dit stembureau.</text:p>
          </table:table-cell>
          <table:table-cell table:style-name="ce14" office:value-type="string" calcext:value-type="string">
            <text:p>tekst; als er geen extra informatie is, laat dit veld dan leeg (‘nee’ e.d. worden automatisch verwijderd)</text:p>
          </table:table-cell>
          <table:table-cell table:style-name="ce19" office:value-type="string" calcext:value-type="string">
            <text:p>prikkelarm stembureau, stembureau is volledig toegankelijk voor mensen met een lichamelijke beperking er is echter geen gehandicaptenparkeerplaats</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12">
          <table:table-cell table:style-name="ce8" office:value-type="string" calcext:value-type="string">
            <text:p>Kieskring ID</text:p>
          </table:table-cell>
          <table:table-cell table:style-name="ce13" office:value-type="string" calcext:value-type="string">
            <text:p>nee</text:p>
          </table:table-cell>
          <table:table-cell table:style-name="ce10"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4" office:value-type="string" calcext:value-type="string">
            <text:p>cijfer(s) of tekst</text:p>
          </table:table-cell>
          <table:table-cell table:style-name="ce24" office:value-type="float" office:value="1" calcext:value-type="float">
            <text:p>1</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0">
          <table:table-cell table:style-name="ce8" office:value-type="string" calcext:value-type="string">
            <text:p>Hoofdstembureau</text:p>
          </table:table-cell>
          <table:table-cell table:style-name="ce13"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4" office:value-type="string" calcext:value-type="string">
            <text:p>tekst</text:p>
          </table:table-cell>
          <table:table-cell table:style-name="ce24" office:value-type="string" calcext:value-type="string">
            <text:p>Nederland</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Tellocatie</text:p>
          </table:table-cell>
          <table:table-cell table:style-name="ce13" office:value-type="string" calcext:value-type="string">
            <text:p>nee</text:p>
          </table:table-cell>
          <table:table-cell table:style-name="ce10" office:value-type="string" calcext:value-type="string">
            <text:p>Is deze locatie ook een locatie waar de stemmen worden geteld?</text:p>
          </table:table-cell>
          <table:table-cell table:style-name="ce13" office:value-type="string" calcext:value-type="string">
            <text:p>ja of nee</text:p>
          </table:table-cell>
          <table:table-cell table:style-name="ce24" office:value-type="string" calcext:value-type="string">
            <text:p>ja</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9" office:value-type="string" calcext:value-type="string">
            <text:p>Contactgegevens gemeente</text:p>
          </table:table-cell>
          <table:table-cell table:style-name="ce15" office:value-type="string" calcext:value-type="string">
            <text:p>ja</text:p>
          </table:table-cell>
          <table:table-cell table:style-name="ce10"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0" office:value-type="string" calcext:value-type="string">
            <text:p>&lt;afdeling/functie&gt;, &lt;e-mailadres en/of telefoonnummer en/of postadres&gt;</text:p>
          </table:table-cell>
          <table:table-cell table:style-name="ce25" office:value-type="string" calcext:value-type="string">
            <text:p>Unit Verkiezingen, verkiezingen@denhaag.nl 070-3534488 Gemeente Den Haag Publiekszaken/Unit Verkiezingen Postbus 84008 2508 AA Den Haag</text:p>
          </table:table-cell>
          <table:table-cell table:style-name="ce29"/>
          <table:table-cell table:style-name="ce28" table:number-columns-repeated="10"/>
          <table:table-cell table:style-name="ce4" table:number-columns-repeated="2"/>
          <table:table-cell table:number-columns-repeated="1006"/>
        </table:table-row>
        <table:table-row table:style-name="ro5">
          <table:table-cell table:style-name="ce9" office:value-type="string" calcext:value-type="string">
            <text:p>Verkiezingswebsite gemeente</text:p>
          </table:table-cell>
          <table:table-cell table:style-name="ce15" office:value-type="string" calcext:value-type="string">
            <text:p>ja</text:p>
          </table:table-cell>
          <table:table-cell table:style-name="ce10" office:value-type="string" calcext:value-type="string">
            <text:p>URL van de gemeentewebsite met data of informatie over de stembureaus (of verkiezingen); Een URL moet met 'http://' of 'https://' beginnen.</text:p>
          </table:table-cell>
          <table:table-cell table:style-name="ce10" office:value-type="string" calcext:value-type="string">
            <text:p>URL</text:p>
          </table:table-cell>
          <table:table-cell table:style-name="ce26" office:value-type="string" calcext:value-type="string">
            <text:p>https://www.stembureausindenhaag.nl/</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7">
          <table:table-cell table:style-name="ce8" office:value-type="string" calcext:value-type="string">
            <text:p>Verkiezingen</text:p>
          </table:table-cell>
          <table:table-cell table:style-name="ce13" office:value-type="string" calcext:value-type="string">
            <text:p>nee</text:p>
          </table:table-cell>
          <table:table-cell table:style-name="ce14"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9" office:value-type="string" calcext:value-type="string">
            <text:p>waterschapsverkiezingen voor Delfland</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number-rows-repeated="2">
          <table:table-cell table:style-name="ce10"/>
          <table:table-cell table:style-name="ce13"/>
          <table:table-cell/>
          <table:table-cell table:style-name="ce13"/>
          <table:table-cell table:style-name="ce27"/>
          <table:table-cell table:number-columns-repeated="1019"/>
        </table:table-row>
        <table:table-row table:style-name="ro1">
          <table:table-cell/>
          <table:table-cell table:style-name="ce13"/>
          <table:table-cell/>
          <table:table-cell table:style-name="ce13"/>
          <table:table-cell table:style-name="ce27" table:number-columns-repeated="2"/>
          <table:table-cell table:number-columns-repeated="1018"/>
        </table:table-row>
        <table:table-row table:style-name="ro1">
          <table:table-cell table:number-columns-repeated="5"/>
          <table:table-cell table:style-name="ce27"/>
          <table:table-cell table:number-columns-repeated="1018"/>
        </table:table-row>
        <table:table-row table:style-name="ro1" table:number-rows-repeated="1048532">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3" table:number-columns-repeated="1018" table:default-cell-style-name="ce15"/>
        <table:table-row table:style-name="ro1">
          <table:table-cell table:style-name="ce39" office:value-type="string" calcext:value-type="string">
            <text:p>Metadata</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6" office:value-type="string" calcext:value-type="string">
            <text:p>Format</text:p>
          </table:table-cell>
          <table:table-cell table:style-name="ce6" office:value-type="string" calcext:value-type="string">
            <text:p>Voorbeeld</text:p>
          </table:table-cell>
          <table:table-cell table:style-name="ce28" table:number-columns-repeated="2"/>
          <table:table-cell table:style-name="ce47"/>
          <table:table-cell table:style-name="ce43"/>
          <table:table-cell table:style-name="ce28"/>
          <table:table-cell table:number-columns-repeated="1014"/>
        </table:table-row>
        <table:table-row table:style-name="ro11">
          <table:table-cell table:style-name="ce40" office:value-type="string" calcext:value-type="string">
            <text:p>Titel</text:p>
          </table:table-cell>
          <table:table-cell table:style-name="ce42" office:value-type="string" calcext:value-type="string">
            <text:p>ja</text:p>
          </table:table-cell>
          <table:table-cell table:style-name="ce45"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5" office:value-type="string" calcext:value-type="string">
            <text:p>Stembureaus &lt;verkiezing&gt; &lt;jaar&gt;</text:p>
          </table:table-cell>
          <table:table-cell table:style-name="ce28" office:value-type="string" calcext:value-type="string">
            <text:p>Stembureaus Provinciale Statenverkiezingen 2023</text:p>
          </table:table-cell>
          <table:table-cell table:style-name="ce28" table:number-columns-repeated="2"/>
          <table:table-cell table:style-name="ce2"/>
          <table:table-cell table:style-name="ce28"/>
          <table:table-cell table:style-name="ce2"/>
          <table:table-cell table:style-name="ce28" table:number-columns-repeated="8"/>
          <table:table-cell table:number-columns-repeated="1006"/>
        </table:table-row>
        <table:table-row table:style-name="ro11">
          <table:table-cell table:style-name="ce9" office:value-type="string" calcext:value-type="string">
            <text:p>ID</text:p>
          </table:table-cell>
          <table:table-cell office:value-type="string" calcext:value-type="string">
            <text:p>nee</text:p>
          </table:table-cell>
          <table:table-cell table:style-name="ce10" office:value-type="string" calcext:value-type="string">
            <text:p>&lt;CBS gemeentecode&gt;: code bestaande uit 6 karakters, zie https://opendata.cbs.nl/#/CBS/nl/dataset/85385NED/table?dl=B165 of gebruik GM9001 voor Bonaire, GM9002 voor Sint Eustatius of GM9003 voor Saba.</text:p>
            <text:p/>
            <text:p>&lt;YYYYMMDD&gt;: datum van de verkiezing</text:p>
            <text:p/>
            <text:p>&lt;oplopend getal&gt;: getal tussen 000 en 999</text:p>
          </table:table-cell>
          <table:table-cell table:style-name="ce10" office:value-type="string" calcext:value-type="string">
            <text:p>NLODS&lt;CBS gemeentecode&gt;stembureaus&lt;YYYYMMDD&gt;&lt;oplopend getal van 000 t/m 999&gt;</text:p>
          </table:table-cell>
          <table:table-cell office:value-type="string" calcext:value-type="string">
            <text:p>NLODSGM0518stembureaus20230315010</text:p>
          </table:table-cell>
          <table:table-cell table:style-name="ce11" table:number-columns-repeated="2"/>
          <table:table-cell table:style-name="ce16"/>
          <table:table-cell table:style-name="ce11" table:number-columns-repeated="1016"/>
        </table:table-row>
        <table:table-row table:style-name="ro13">
          <table:table-cell table:style-name="ce41" office:value-type="string" calcext:value-type="string">
            <text:p>Omschrijving</text:p>
          </table:table-cell>
          <table:table-cell table:style-name="ce43" office:value-type="string" calcext:value-type="string">
            <text:p>ja</text:p>
          </table:table-cell>
          <table:table-cell table:style-name="ce2"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5 maart 2023'</text:p>
          </table:table-cell>
          <table:table-cell table:style-name="ce47" office:value-type="string" calcext:value-type="string">
            <text:p>Overzicht van de locaties van stembureaus. De gegevens hebben betrekking op &lt;verkiezing&gt; op &lt;datum&gt;.</text:p>
          </table:table-cell>
          <table:table-cell table:style-name="ce29" office:value-type="string" calcext:value-type="string">
            <text:p>Overzicht van de locaties van stembureaus. De gegevens hebben betrekking op de Provinciale Statenverkiezingen op 15 maart 2023.</text:p>
          </table:table-cell>
          <table:table-cell table:style-name="ce2" table:number-columns-repeated="5"/>
          <table:table-cell table:style-name="ce28" table:number-columns-repeated="8"/>
          <table:table-cell table:number-columns-repeated="1006"/>
        </table:table-row>
        <table:table-row table:style-name="ro1">
          <table:table-cell table:style-name="ce41" office:value-type="string" calcext:value-type="string">
            <text:p>Eigenaar</text:p>
          </table:table-cell>
          <table:table-cell table:style-name="ce44" office:value-type="string" calcext:value-type="string">
            <text:p>ja</text:p>
          </table:table-cell>
          <table:table-cell table:style-name="ce46" office:value-type="string" calcext:value-type="string">
            <text:p>Invoer is "vast"</text:p>
          </table:table-cell>
          <table:table-cell table:style-name="ce49" office:value-type="string" calcext:value-type="string">
            <text:p>tekst</text:p>
          </table:table-cell>
          <table:table-cell table:style-name="ce49" office:value-type="string" calcext:value-type="string">
            <text:p>Elke gemeente is eigenaar van de stemlokalendata in haar eigen gemeente</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41" office:value-type="string" calcext:value-type="string">
            <text:p>Doel</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Om het verkiezingsproces toegankelijk te maken voor de kiesgerechtigden</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Mogelijkhe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Hergebruik; Het bestand is onder andere bruikbaar voor het maken van visualisaties en analyses</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Beperking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Geen, de gegevens zijn openbaar en zonder restricties beschikbaar voor hergebruik</text:p>
          </table:table-cell>
          <table:table-cell table:style-name="ce28" table:number-columns-repeated="4"/>
          <table:table-cell table:style-name="ce2"/>
          <table:table-cell table:style-name="ce28" table:number-columns-repeated="8"/>
          <table:table-cell table:number-columns-repeated="1006"/>
        </table:table-row>
        <table:table-row table:style-name="ro2">
          <table:table-cell table:style-name="ce41" office:value-type="string" calcext:value-type="string">
            <text:p>Tags</text:p>
          </table:table-cell>
          <table:table-cell table:style-name="ce43" office:value-type="string" calcext:value-type="string">
            <text:p>nee</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47" office:value-type="string" calcext:value-type="string">
            <text:p>verkiezingen, stembureaus, overheid, democratie, stemmen, kiesdistrict, &lt;aard van de verkiezing&gt;</text:p>
          </table:table-cell>
          <table:table-cell table:style-name="ce29" office:value-type="string" calcext:value-type="string">
            <text:p>verkiezingen, stembureaus, overheid, democratie, stemmen, kiesdistrict, gemeenteraadsverkiezingen</text:p>
          </table:table-cell>
          <table:table-cell table:style-name="ce2"/>
          <table:table-cell table:style-name="ce28"/>
          <table:table-cell table:style-name="ce2"/>
          <table:table-cell table:style-name="ce28" table:number-columns-repeated="10"/>
          <table:table-cell table:number-columns-repeated="1006"/>
        </table:table-row>
        <table:table-row table:style-name="ro1">
          <table:table-cell table:style-name="ce41" office:value-type="string" calcext:value-type="string">
            <text:p>Thema</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Bestuur</text:p>
          </table:table-cell>
          <table:table-cell table:style-name="ce28" table:number-columns-repeated="13"/>
          <table:table-cell table:number-columns-repeated="1006"/>
        </table:table-row>
        <table:table-row table:style-name="ro1">
          <table:table-cell table:style-name="ce41" office:value-type="string" calcext:value-type="string">
            <text:p>Geograf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Puntobject</text:p>
          </table:table-cell>
          <table:table-cell table:style-name="ce45"/>
          <table:table-cell table:style-name="ce28"/>
          <table:table-cell table:style-name="ce2"/>
          <table:table-cell table:style-name="ce28" table:number-columns-repeated="10"/>
          <table:table-cell table:number-columns-repeated="1006"/>
        </table:table-row>
        <table:table-row table:style-name="ro10">
          <table:table-cell table:style-name="ce41" office:value-type="string" calcext:value-type="string">
            <text:p>Geografisch gebied</text:p>
          </table:table-cell>
          <table:table-cell table:style-name="ce43" office:value-type="string" calcext:value-type="string">
            <text:p>nee</text:p>
          </table:table-cell>
          <table:table-cell table:style-name="ce47"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7" office:value-type="string" calcext:value-type="string">
            <text:p>&lt;gebied&gt;</text:p>
          </table:table-cell>
          <table:table-cell table:style-name="ce29" office:value-type="string" calcext:value-type="string">
            <text:p>Europees Nederland</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5">
          <table:table-cell table:style-name="ce41" office:value-type="string" calcext:value-type="string">
            <text:p>Datum publicatie</text:p>
          </table:table-cell>
          <table:table-cell table:style-name="ce43" office:value-type="string" calcext:value-type="string">
            <text:p>ja</text:p>
          </table:table-cell>
          <table:table-cell table:style-name="ce47" office:value-type="string" calcext:value-type="string">
            <text:p>Datum en tijdstip van de publicatie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3-01-16T13:05:23+01:00</text:p>
          </table:table-cell>
          <table:table-cell table:style-name="ce28" table:number-columns-repeated="4"/>
          <table:table-cell table:style-name="ce2"/>
          <table:table-cell table:style-name="ce28" table:number-columns-repeated="8"/>
          <table:table-cell table:number-columns-repeated="1006"/>
        </table:table-row>
        <table:table-row table:style-name="ro5">
          <table:table-cell table:style-name="ce41" office:value-type="string" calcext:value-type="string">
            <text:p>Relatie / gebruik andere standaar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1"/>
          <table:table-cell table:style-name="ce51" office:value-type="string" calcext:value-type="string">
            <text:p>Election Markup Language (EML) relatie richting uitslagen</text:p>
          </table:table-cell>
          <table:table-cell table:style-name="ce28"/>
          <table:table-cell table:style-name="ce2" table:number-columns-repeated="2"/>
          <table:table-cell table:style-name="ce28" table:number-columns-repeated="10"/>
          <table:table-cell table:number-columns-repeated="1006"/>
        </table:table-row>
        <table:table-row table:style-name="ro1">
          <table:table-cell table:style-name="ce41" office:value-type="string" calcext:value-type="string">
            <text:p>Periode</text:p>
          </table:table-cell>
          <table:table-cell table:style-name="ce43" office:value-type="string" calcext:value-type="string">
            <text:p>nee</text:p>
          </table:table-cell>
          <table:table-cell table:style-name="ce47" office:value-type="string" calcext:value-type="string">
            <text:p>Datum van de verkiezing</text:p>
          </table:table-cell>
          <table:table-cell table:style-name="ce47" office:value-type="string" calcext:value-type="string">
            <text:p>YYYY-MM-DD</text:p>
          </table:table-cell>
          <table:table-cell table:style-name="ce54" office:value-type="string" calcext:value-type="string">
            <text:p>2023-03-15</text:p>
          </table:table-cell>
          <table:table-cell table:style-name="ce28"/>
          <table:table-cell table:style-name="ce2"/>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Update frequentie</text:p>
          </table:table-cell>
          <table:table-cell table:style-name="ce43" office:value-type="string" calcext:value-type="string">
            <text:p>ja</text:p>
          </table:table-cell>
          <table:table-cell table:style-name="ce47" office:value-type="string" calcext:value-type="string">
            <text:p>&lt;datum verkiezing&gt;: in format zoals '15 maart 2023'</text:p>
          </table:table-cell>
          <table:table-cell table:style-name="ce33" office:value-type="string" calcext:value-type="string">
            <text:p>Incidenteel tot en met &lt;datum verkiezing&gt; (uiterste bekendmaking van stembureaus is 4 dagen voor de verkiezing)</text:p>
          </table:table-cell>
          <table:table-cell table:style-name="ce33" office:value-type="string" calcext:value-type="string">
            <text:p>Incidenteel tot en met 15 maart 2023 (uiterste bekendmaking van stembureaus is 4 dagen voor de verkiezingen)</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Wijzigings datum</text:p>
          </table:table-cell>
          <table:table-cell table:style-name="ce43" office:value-type="string" calcext:value-type="string">
            <text:p>ja</text:p>
          </table:table-cell>
          <table:table-cell table:style-name="ce47" office:value-type="string" calcext:value-type="string">
            <text:p>Datum en tijdstip van de laatste wijziging van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3-01-16T13:05:23+01:00</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1">
          <table:table-cell table:style-name="ce41" office:value-type="string" calcext:value-type="string">
            <text:p>Licent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2"/>
          <table:table-cell table:style-name="ce52" office:value-type="string" calcext:value-type="string">
            <text:p>CC0, https://creativecommons.org/publicdomain/zero/1.0/deed.nl</text:p>
          </table:table-cell>
          <table:table-cell table:style-name="ce45"/>
          <table:table-cell table:style-name="ce28"/>
          <table:table-cell table:style-name="ce55"/>
          <table:table-cell table:style-name="ce28"/>
          <table:table-cell table:style-name="ce2"/>
          <table:table-cell table:style-name="ce28" table:number-columns-repeated="8"/>
          <table:table-cell table:number-columns-repeated="1006"/>
        </table:table-row>
        <table:table-row table:style-name="ro5">
          <table:table-cell table:style-name="ce41" office:value-type="string" calcext:value-type="string">
            <text:p>Toegepaste standaarden</text:p>
          </table:table-cell>
          <table:table-cell table:style-name="ce44" office:value-type="string" calcext:value-type="string">
            <text:p>nee</text:p>
          </table:table-cell>
          <table:table-cell table:style-name="ce46" office:value-type="string" calcext:value-type="string">
            <text:p>Vermeld de standaard die gebruikt wordt voor de attributen (als dat het geval is).</text:p>
            <text:p>Invoer is "vast"</text:p>
          </table:table-cell>
          <table:table-cell table:style-name="ce51"/>
          <table:table-cell table:style-name="ce49" office:value-type="string" calcext:value-type="string">
            <text:p>Stembureaus ODS 1.3</text:p>
          </table:table-cell>
          <table:table-cell table:style-name="ce28"/>
          <table:table-cell table:style-name="ce2" table:number-columns-repeated="2"/>
          <table:table-cell table:style-name="ce28"/>
          <table:table-cell table:style-name="ce2"/>
          <table:table-cell table:style-name="ce28" table:number-columns-repeated="8"/>
          <table:table-cell table:number-columns-repeated="1006"/>
        </table:table-row>
        <table:table-row table:style-name="ro14">
          <table:table-cell table:style-name="ce41" office:value-type="string" calcext:value-type="string">
            <text:p>Status</text:p>
          </table:table-cell>
          <table:table-cell table:style-name="ce43" office:value-type="string" calcext:value-type="string">
            <text:p>nee</text:p>
          </table:table-cell>
          <table:table-cell table:style-name="ce47" office:value-type="string" calcext:value-type="string">
            <text:p>&lt;status&gt;: keuze uit</text:p>
            <text:p>– Volledig</text:p>
            <text:p>– Verouderd</text:p>
            <text:p>– In ontwikkeling</text:p>
            <text:p>– Teruggetrokken</text:p>
          </table:table-cell>
          <table:table-cell table:style-name="ce29" office:value-type="string" calcext:value-type="string">
            <text:p>&lt;status&gt;</text:p>
          </table:table-cell>
          <table:table-cell table:style-name="ce29" office:value-type="string" calcext:value-type="string">
            <text:p>In ontwikkeling</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9" office:value-type="string" calcext:value-type="string">
            <text:p>Beschikbare formaten</text:p>
          </table:table-cell>
          <table:table-cell office:value-type="string" calcext:value-type="string">
            <text:p>ja</text:p>
          </table:table-cell>
          <table:table-cell table:style-name="ce48"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5"/>
        <table:table-column table:style-name="co17" table:number-columns-repeated="1023" table:default-cell-style-name="Default"/>
        <table:table-row table:style-name="ro2">
          <table:table-cell table:style-name="ce56"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Meerdere locaties worden dan ondergebracht onder de lijst ‘Locaties’ en meerdere openingstijden onder de lijst ‘Openingstijden’.</text:p>
          </table:table-cell>
          <table:table-cell table:number-columns-repeated="1023"/>
        </table:table-row>
        <table:table-row table:style-name="ro1">
          <table:table-cell table:number-columns-repeated="1024"/>
        </table:table-row>
        <table:table-row table:style-name="ro15">
          <table:table-cell table:style-name="ce57" office:value-type="string" calcext:value-type="string">
            <text:p>[</text:p>
            <text:p>  {</text:p>
            <text:p>    "Gemeente": "Valkenswaard",</text:p>
            <text:p>    "CBS gemeentecode": "GM0858",</text:p>
            <text:p>    "Nummer stembureau": 1,</text:p>
            <text:p>    "Naam stembureau": "Zorgcentrum Kempenhof",</text:p>
            <text:p>    "Locaties": [</text:p>
            <text:p>        {   </text:p>
            <text:p>            "Gebruiksdoel van het gebouw": "gezondheidszorgfunctie",</text:p>
            <text:p>            "Website locatie": "https://www.valkenhof.nl/",</text:p>
            <text:p>            "BAG Nummeraanduiding ID": "0858200000018051",</text:p>
            <text:p>            "Straatnaam": "Antwerpsebaan",</text:p>
            <text:p>            "Huisnummer": "3",</text:p>
            <text:p>            "Huisletter": "", </text:p>
            <text:p>            "Huisnummertoevoeging": "", </text:p>
            <text:p>            "Postcode": "5554JV",</text:p>
            <text:p>            "Plaats": "Valkenswaard",</text:p>
            <text:p>            "Extra adresaanduiding": "Niet open voor algemeen publiek",</text:p>
            <text:p>            "X": 159734.020905616,</text:p>
            <text:p>            "Y": 373101.629987006,</text:p>
            <text:p>            "Latitude": 51.34711,</text:p>
            <text:p>            "Longitude": 5.45515,</text:p>
            <text:p>            "Openingstijden": [</text:p>
            <text:p>                {"Openingstijd": "2023-03-14T10:00:00", "Sluitingstijd": "2023-03-14T13:00:00"},</text:p>
            <text:p>                {"Openingstijd": "2023-03-14T14:00:00", "Sluitingstijd": "2023-03-14T21:00:00"},</text:p>
            <text:p>                {"Openingstijd": "2023-03-15T10:00:00", "Sluitingstijd": "2023-03-15T13:00:00"},</text:p>
            <text:p>                {"Openingstijd": "2023-03-15T14:00:00", "Sluitingstijd": "2023-03-15T21:00:00"},</text:p>
            <text:p>                ... </text:p>
            <text:p>            ]   </text:p>
            <text:p>            "Toegankelijk voor mensen met een lichamelijke beperking": "ja",</text:p>
            <text:p>            "Akoestiek": "", </text:p>
            <text:p>            "Auditieve hulpmiddelen": "", </text:p>
            <text:p>            "Visuele hulpmiddelen": "leesloep",</text:p>
            <text:p>            "Gehandicaptentoilet": "ja",</text:p>
            <text:p>            "Tellocatie": "", </text:p>
            <text:p>        },  </text:p>
            <text:p>        ... </text:p>
            <text:p>    ]   </text:p>
            <text:p>    "Kieskring ID": "Valkenswaard",</text:p>
            <text:p>    "Hoofdstembureau": "Valkenswaard",</text:p>
            <text:p>    "Contactgegevens gemeente": "verkiezingen@valkenswaard.nl",</text:p>
            <text:p>    "Verkiezingswebsite gemeente": "http://www.valkenswaard.nl/verkiezingen",</text:p>
            <text:p>    "Verkiezingen": '', </text:p>
            <text:p>    "ID": "NLODSGM0858stembureaus20230315010"</text:p>
            <text:p>  },  </text:p>
            <text:p>  ... </text:p>
            <text:p>]</text:p>
          </table:table-cell>
          <table:table-cell table:number-columns-repeated="1023"/>
        </table:table-row>
        <table:table-row table:style-name="ro1" table:number-rows-repeated="35">
          <table:table-cell table:number-columns-repeated="1024"/>
        </table:table-row>
        <table:table-row table:style-name="ro16">
          <table:table-cell table:number-columns-repeated="1024"/>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estandsformaten" style:display-name="PageStyle_Bestandsformate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elichting" style:display-name="PageStyle_Toelichting"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Attributen" style:display-name="PageStyle_Attribut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3-01-24T17:15:13.699526875</dc:date>
    <meta:editing-cycles>85</meta:editing-cycles>
    <meta:editing-duration>P7DT18H36M10S</meta:editing-duration>
    <meta:generator>LibreOffice/7.3.7.2$Linux_X86_64 LibreOffice_project/30$Build-2</meta:generator>
    <meta:document-statistic meta:table-count="4" meta:cell-count="288"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